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  <style:text-properties style:font-name="Times New Roman" fo:font-style="italic" style:font-style-asian="italic" style:font-style-complex="italic" style:text-position="sub 63.6%" fo:language="en" fo:country="GB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  <style:text-properties style:font-name="Times New Roman" fo:font-style="italic" style:font-style-asian="italic" style:font-style-complex="italic" style:text-position="sub 63.6%" fo:language="en" fo:country="GB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  <style:text-properties style:font-name="Times New Roman" fo:font-style="italic" style:font-style-asian="italic" style:font-style-complex="italic" style:text-position="sub 63.6%" fo:language="en" fo:country="GB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  <style:text-properties style:font-name="Times New Roman" fo:font-style="italic" style:font-style-asian="italic" style:font-style-complex="italic" style:text-position="sub 63.6%" fo:language="en" fo:country="GB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paragraph-properties fo:text-align="center"/>
      <style:text-properties style:font-name="Times New Roman" fo:font-style="italic" style:font-style-asian="italic" style:font-style-complex="italic" fo:font-size="9pt" style:font-size-asian="9pt" style:font-size-complex="9pt" fo:language="en" fo:country="GB"/>
    </style:style>
    <style:style style:name="P21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22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23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T24" style:parent-style-name="DefaultParagraphFont" style:family="text">
      <style:text-properties style:font-name="Times New Roman" fo:font-size="6pt" style:font-size-asian="6pt" style:font-size-complex="6pt" fo:language="en" fo:country="GB"/>
    </style:style>
    <style:style style:name="T25" style:parent-style-name="DefaultParagraphFont" style:family="text">
      <style:text-properties style:font-name="Times New Roman" style:text-position="sub 66.6%" fo:font-size="6pt" style:font-size-asian="6pt" style:font-size-complex="6pt" fo:language="en" fo:country="GB"/>
    </style:style>
    <style:style style:name="T26" style:parent-style-name="DefaultParagraphFont" style:family="text">
      <style:text-properties style:font-name="Times New Roman" fo:font-size="6pt" style:font-size-asian="6pt" style:font-size-complex="6pt" fo:language="en" fo:country="GB"/>
    </style:style>
    <style:style style:name="P27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28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29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30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31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32" style:parent-style-name="Normal" style:family="paragraph">
      <style:paragraph-properties fo:text-align="center"/>
      <style:text-properties style:font-name="Times New Roman" fo:font-size="6pt" style:font-size-asian="6pt" style:font-size-complex="6pt" fo:language="en" fo:country="GB"/>
    </style:style>
    <style:style style:name="P33" style:parent-style-name="Normal" style:family="paragraph">
      <style:paragraph-properties fo:text-align="center"/>
      <style:text-properties style:font-name="Times New Roman" fo:font-size="6pt" style:font-size-asian="6pt" style:font-size-complex="6pt" fo:language="en" fo:country="GB"/>
    </style:style>
    <style:style style:name="P34" style:parent-style-name="Normal" style:family="paragraph">
      <style:paragraph-properties fo:text-align="center"/>
      <style:text-properties style:font-name="Times New Roman" fo:font-size="6pt" style:font-size-asian="6pt" style:font-size-complex="6pt" fo:language="en" fo:country="GB"/>
    </style:style>
    <style:style style:name="P35" style:parent-style-name="Normal" style:family="paragraph">
      <style:paragraph-properties fo:text-align="center"/>
      <style:text-properties style:font-name="Times New Roman" fo:color="#FFFFFF" fo:font-size="5pt" style:font-size-asian="5pt" style:font-size-complex="5pt" fo:language="en" fo:country="GB"/>
    </style:style>
    <style:style style:name="P36" style:parent-style-name="Normal" style:family="paragraph">
      <style:text-properties style:font-name="Times New Roman" fo:color="#FFFFFF" fo:font-size="5pt" style:font-size-asian="5pt" style:font-size-complex="5pt" fo:language="en" fo:country="GB"/>
    </style:style>
    <style:style style:name="P37" style:parent-style-name="Normal" style:family="paragraph">
      <style:paragraph-properties fo:text-align="center"/>
      <style:text-properties style:font-name="Times New Roman" fo:color="#FFFFFF" fo:font-size="5pt" style:font-size-asian="5pt" style:font-size-complex="5pt" fo:language="en" fo:country="GB"/>
    </style:style>
    <style:style style:name="P38" style:parent-style-name="Normal" style:family="paragraph">
      <style:paragraph-properties fo:text-align="center"/>
      <style:text-properties style:font-name="Times New Roman" fo:font-size="6pt" style:font-size-asian="6pt" style:font-size-complex="6pt" fo:language="en" fo:country="GB"/>
    </style:style>
    <style:style style:name="P39" style:parent-style-name="Normal" style:family="paragraph">
      <style:paragraph-properties fo:text-align="center"/>
      <style:text-properties style:font-name="Times New Roman" fo:color="#FFFFFF" fo:font-size="5pt" style:font-size-asian="5pt" style:font-size-complex="5pt" fo:language="en" fo:country="GB"/>
    </style:style>
    <style:style style:name="P40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41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42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43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44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T45" style:parent-style-name="DefaultParagraphFont" style:family="text">
      <style:text-properties style:font-name="Times New Roman" fo:font-size="6pt" style:font-size-asian="6pt" style:font-size-complex="6pt" fo:language="en" fo:country="GB"/>
    </style:style>
    <style:style style:name="T46" style:parent-style-name="DefaultParagraphFont" style:family="text">
      <style:text-properties style:font-name="Times New Roman" style:text-position="sub 66.6%" fo:font-size="6pt" style:font-size-asian="6pt" style:font-size-complex="6pt" fo:language="en" fo:country="GB"/>
    </style:style>
    <style:style style:name="T47" style:parent-style-name="DefaultParagraphFont" style:family="text">
      <style:text-properties style:font-name="Times New Roman" fo:font-size="6pt" style:font-size-asian="6pt" style:font-size-complex="6pt" fo:language="en" fo:country="GB"/>
    </style:style>
    <style:style style:name="P48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49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50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51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52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53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54" style:parent-style-name="Normal" style:family="paragraph">
      <style:paragraph-properties fo:text-align="center"/>
      <style:text-properties style:font-name="Times New Roman" fo:font-size="6pt" style:font-size-asian="6pt" style:font-size-complex="6pt" fo:language="en" fo:country="GB"/>
    </style:style>
    <style:style style:name="P55" style:parent-style-name="Normal" style:family="paragraph">
      <style:paragraph-properties fo:text-align="center"/>
      <style:text-properties style:font-name="Times New Roman" fo:font-size="6pt" style:font-size-asian="6pt" style:font-size-complex="6pt" fo:language="en" fo:country="GB"/>
    </style:style>
    <style:style style:name="P56" style:parent-style-name="Normal" style:family="paragraph">
      <style:paragraph-properties fo:text-align="center"/>
      <style:text-properties style:font-name="Times New Roman" fo:font-size="6pt" style:font-size-asian="6pt" style:font-size-complex="6pt" fo:language="en" fo:country="GB"/>
    </style:style>
    <style:style style:name="P57" style:parent-style-name="Normal" style:family="paragraph">
      <style:paragraph-properties fo:text-align="center"/>
      <style:text-properties style:font-name="Times New Roman" fo:color="#FFFFFF" fo:font-size="5pt" style:font-size-asian="5pt" style:font-size-complex="5pt" fo:language="en" fo:country="GB"/>
    </style:style>
    <style:style style:name="P58" style:parent-style-name="Normal" style:family="paragraph">
      <style:text-properties style:font-name="Times New Roman" fo:color="#FFFFFF" fo:font-size="5pt" style:font-size-asian="5pt" style:font-size-complex="5pt" fo:language="en" fo:country="GB"/>
    </style:style>
    <style:style style:name="P59" style:parent-style-name="Normal" style:family="paragraph">
      <style:paragraph-properties fo:text-align="center"/>
      <style:text-properties style:font-name="Times New Roman" fo:color="#FFFFFF" fo:font-size="5pt" style:font-size-asian="5pt" style:font-size-complex="5pt" fo:language="en" fo:country="GB"/>
    </style:style>
    <style:style style:name="P60" style:parent-style-name="Normal" style:family="paragraph">
      <style:paragraph-properties fo:text-align="center"/>
      <style:text-properties style:font-name="Times New Roman" fo:font-size="6pt" style:font-size-asian="6pt" style:font-size-complex="6pt" fo:language="en" fo:country="GB"/>
    </style:style>
    <style:style style:name="P61" style:parent-style-name="Normal" style:family="paragraph">
      <style:paragraph-properties fo:text-align="center"/>
      <style:text-properties style:font-name="Times New Roman" fo:color="#FFFFFF" fo:font-size="5pt" style:font-size-asian="5pt" style:font-size-complex="5pt" fo:language="en" fo:country="GB"/>
    </style:style>
    <style:style style:name="P62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63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64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65" style:parent-style-name="Normal" style:family="paragraph">
      <style:text-properties style:font-name="Times New Roman" fo:font-size="6pt" style:font-size-asian="6pt" style:font-size-complex="6pt" fo:language="en" fo:country="GB"/>
    </style:style>
    <style:style style:family="graphic" style:name="a1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1">
      <style:graphic-properties draw:fill="none" draw:stroke="solid" svg:stroke-width="0.01389in" svg:stroke-color="#a6a6a6" draw:marker-end="a30" svg:stroke-opacity="100%" draw:stroke-linejoin="miter" svg:stroke-linecap="butt"/>
    </style:style>
    <style:style style:family="graphic" style:name="a32">
      <style:graphic-properties draw:fill="none" draw:stroke="solid" svg:stroke-width="0.01042in" svg:stroke-color="#3b3838" svg:stroke-opacity="100%" draw:stroke-linejoin="round" svg:stroke-linecap="butt"/>
    </style:style>
    <style:style style:family="graphic" style:name="a33" style:parent-style-name="Graphics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389in" svg:stroke-color="#bfbfbf" svg:stroke-opacity="100%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none" draw:stroke="solid" svg:stroke-width="0.01389in" svg:stroke-color="#a6a6a6" draw:marker-end="a36" svg:stroke-opacity="100%" draw:stroke-linejoin="miter" svg:stroke-linecap="butt"/>
    </style:style>
    <style:style style:family="graphic" style:name="a39">
      <style:graphic-properties draw:fill="none" draw:stroke="solid" svg:stroke-width="0.01389in" svg:stroke-color="#a6a6a6" draw:marker-end="a38" svg:stroke-opacity="100%" draw:stroke-linejoin="miter" svg:stroke-linecap="butt"/>
    </style:style>
    <style:style style:family="graphic" style:name="a8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draw:fill="solid" draw:fill-color="#dae3f3" draw:opacity="100%" draw:stroke="solid" svg:stroke-width="0.01042in" svg:stroke-color="#3b3838" svg:stroke-opacity="100%" draw:stroke-linejoin="round" svg:stroke-linecap="butt"/>
    </style:style>
    <style:style style:family="graphic" style:name="a42">
      <style:graphic-properties draw:fill="none" draw:stroke="solid" svg:stroke-width="0.01389in" svg:stroke-color="#a6a6a6" draw:marker-end="a41" svg:stroke-opacity="100%" draw:stroke-linejoin="miter" svg:stroke-linecap="butt"/>
    </style:style>
    <style:style style:family="graphic" style:name="a43">
      <style:graphic-properties draw:fill="none" draw:stroke="solid" svg:stroke-width="0.01042in" svg:stroke-color="#3b3838" svg:stroke-opacity="100%" draw:stroke-linejoin="round" svg:stroke-linecap="butt"/>
    </style:style>
    <style:style style:family="graphic" style:name="a44" style:parent-style-name="Graphics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389in" svg:stroke-color="#bfbfbf" svg:stroke-opacity="100%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draw:fill="none" draw:stroke="solid" svg:stroke-width="0.01389in" svg:stroke-color="#a6a6a6" draw:marker-end="a47" svg:stroke-opacity="100%" draw:stroke-linejoin="miter" svg:stroke-linecap="butt"/>
    </style:style>
    <style:style style:family="graphic" style:name="a9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9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none" draw:stroke="solid" svg:stroke-width="0.01389in" svg:stroke-color="#a6a6a6" draw:marker-end="a49" svg:stroke-opacity="100%" draw:stroke-linejoin="miter" svg:stroke-linecap="butt"/>
    </style:style>
    <style:style style:family="graphic" style:name="a5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59">
      <style:graphic-properties style:vertical-pos="middle"/>
    </style:style>
    <style:style style:family="graphic" style:name="a1">
      <style:graphic-properties draw:fill="none" draw:stroke="solid" svg:stroke-width="0.01389in" svg:stroke-color="#a6a6a6" draw:marker-end="a0" svg:stroke-opacity="100%" draw:stroke-linejoin="miter" svg:stroke-linecap="butt"/>
    </style:style>
    <style:style style:family="graphic" style:name="a2">
      <style:graphic-properties draw:fill="solid" draw:fill-color="#dae3f3" draw:opacity="100%" draw:stroke="solid" svg:stroke-width="0.01042in" svg:stroke-color="#3b3838" svg:stroke-opacity="100%" draw:stroke-linejoin="round" svg:stroke-linecap="butt"/>
    </style:style>
    <style:style style:family="graphic" style:name="a3">
      <style:graphic-properties draw:fill="none" draw:stroke="solid" svg:stroke-width="0.01042in" svg:stroke-color="#a6a6a6" svg:stroke-opacity="100%" draw:stroke-linejoin="miter" svg:stroke-linecap="butt"/>
    </style:style>
    <style:style style:family="graphic" style:name="a4">
      <style:graphic-properties draw:fill="none" draw:stroke="solid" svg:stroke-width="0.01042in" svg:stroke-color="#a6a6a6" svg:stroke-opacity="100%" draw:stroke-linejoin="miter" svg:stroke-linecap="butt"/>
    </style:style>
    <style:style style:family="graphic" style:name="a100">
      <style:graphic-properties draw:fill="solid" draw:fill-color="#f2f2f2" draw:opacity="100%" draw:stroke="solid" svg:stroke-width="0.00694in" svg:stroke-color="#000000" svg:stroke-opacity="100%" draw:stroke-linejoin="miter" svg:stroke-linecap="butt"/>
    </style:style>
    <style:style style:family="graphic" style:name="a101">
      <style:graphic-properties draw:fill="solid" draw:fill-color="#d9d9d9" draw:opacity="100%" draw:stroke="solid" svg:stroke-width="0.00694in" svg:stroke-color="#000000" svg:stroke-opacity="100%" draw:stroke-linejoin="miter" svg:stroke-linecap="butt"/>
    </style:style>
    <style:style style:family="graphic" style:name="a6">
      <style:graphic-properties draw:fill="none" draw:stroke="solid" svg:stroke-width="0.01389in" svg:stroke-color="#a6a6a6" draw:marker-end="a5" svg:stroke-opacity="100%" draw:stroke-linejoin="miter" svg:stroke-linecap="butt"/>
    </style:style>
    <style:style style:family="graphic" style:name="a102">
      <style:graphic-properties draw:fill="solid" draw:fill-color="#d9d9d9" draw:opacity="100%" draw:stroke="solid" svg:stroke-width="0.00694in" svg:stroke-color="#000000" svg:stroke-opacity="100%" draw:stroke-linejoin="miter" svg:stroke-linecap="butt"/>
    </style:style>
    <style:style style:family="graphic" style:name="a7">
      <style:graphic-properties draw:fill="none" draw:stroke="solid" svg:stroke-width="0.01042in" svg:stroke-color="#3b3838" svg:stroke-opacity="100%" draw:stroke-linejoin="round" svg:stroke-linecap="butt"/>
    </style:style>
    <style:style style:family="graphic" style:name="a103">
      <style:graphic-properties draw:fill="solid" draw:fill-color="#f2f2f2" draw:opacity="100%" draw:stroke="solid" svg:stroke-width="0.00694in" svg:stroke-color="#000000" svg:stroke-opacity="100%" draw:stroke-linejoin="miter" svg:stroke-linecap="butt"/>
    </style:style>
    <style:style style:family="graphic" style:name="a8" style:parent-style-name="Graphics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389in" svg:stroke-color="#bfbfbf" svg:stroke-opacity="100%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11">
      <style:graphic-properties draw:fill="solid" draw:fill-color="#afabab" draw:opacity="100%" draw:stroke="solid" svg:stroke-width="0.01389in" svg:stroke-color="#a6a6a6" svg:stroke-opacity="100%" draw:stroke-linejoin="miter" svg:stroke-linecap="butt"/>
    </style:style>
    <style:style style:family="graphic" style:name="a107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1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vertical-pos="middle"/>
    </style:style>
    <style:style style:family="graphic" style:name="a10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7">
      <style:graphic-properties draw:fill="none" draw:stroke="solid" svg:stroke-width="0.01389in" svg:stroke-color="#a6a6a6" draw:marker-end="a16" svg:stroke-opacity="100%" draw:stroke-linejoin="miter" svg:stroke-linecap="butt"/>
    </style:style>
    <style:style style:family="graphic" style:name="a18">
      <style:graphic-properties draw:fill="solid" draw:fill-color="#dae3f3" draw:opacity="100%" draw:stroke="solid" svg:stroke-width="0.01042in" svg:stroke-color="#3b3838" svg:stroke-opacity="100%" draw:stroke-linejoin="round" svg:stroke-linecap="butt"/>
    </style:style>
    <style:style style:family="graphic" style:name="a60">
      <style:graphic-properties style:vertical-pos="middle"/>
    </style:style>
    <style:style style:family="graphic" style:name="a61">
      <style:graphic-properties style:vertical-pos="middle"/>
    </style:style>
    <style:style style:family="graphic" style:name="a62">
      <style:graphic-properties style:vertical-pos="middle"/>
    </style:style>
    <style:style style:family="graphic" style:name="a6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solid" draw:fill-color="#f2f2f2" draw:opacity="100%" draw:stroke="solid" svg:stroke-width="0.00694in" svg:stroke-color="#000000" svg:stroke-opacity="100%" draw:stroke-linejoin="miter" svg:stroke-linecap="butt"/>
    </style:style>
    <style:style style:family="graphic" style:name="a1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">
      <style:graphic-properties draw:fill="none" draw:stroke="solid" svg:stroke-width="0.01389in" svg:stroke-color="#a6a6a6" draw:marker-end="a19" svg:stroke-opacity="100%" draw:stroke-linejoin="miter" svg:stroke-linecap="butt"/>
    </style:style>
    <style:style style:family="graphic" style:name="a11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>
      <style:graphic-properties draw:fill="none" draw:stroke="solid" svg:stroke-width="0.01042in" svg:stroke-color="#3b3838" svg:stroke-opacity="100%" draw:stroke-linejoin="round" svg:stroke-linecap="butt"/>
    </style:style>
    <style:style style:family="graphic" style:name="a11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389in" svg:stroke-color="#bfbfbf" svg:stroke-opacity="100%" draw:auto-grow-width="false" draw:auto-grow-height="false"/>
      <style:paragraph-properties style:font-independent-line-spacing="true" style:writing-mode="lr-tb"/>
    </style:style>
    <style:style style:family="graphic" style:name="a11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">
      <style:graphic-properties draw:fill="none" draw:stroke="solid" svg:stroke-width="0.01389in" svg:stroke-color="#a6a6a6" draw:marker-end="a25" svg:stroke-opacity="100%" draw:stroke-linejoin="miter" svg:stroke-linecap="butt"/>
    </style:style>
    <style:style style:family="graphic" style:name="a28">
      <style:graphic-properties draw:fill="none" draw:stroke="solid" svg:stroke-width="0.01389in" svg:stroke-color="#a6a6a6" draw:marker-end="a27" svg:stroke-opacity="100%" draw:stroke-linejoin="miter" svg:stroke-linecap="butt"/>
    </style:style>
    <style:style style:family="graphic" style:name="a29">
      <style:graphic-properties draw:fill="solid" draw:fill-color="#dae3f3" draw:opacity="100%" draw:stroke="solid" svg:stroke-width="0.01042in" svg:stroke-color="#3b3838" svg:stroke-opacity="100%" draw:stroke-linejoin="round" svg:stroke-linecap="butt"/>
    </style:style>
    <style:style style:family="graphic" style:name="a70">
      <style:graphic-properties draw:fill="solid" draw:fill-color="#d9d9d9" draw:opacity="100%" draw:stroke="solid" svg:stroke-width="0.00694in" svg:stroke-color="#000000" svg:stroke-opacity="100%" draw:stroke-linejoin="miter" svg:stroke-linecap="butt"/>
    </style:style>
    <style:style style:family="graphic" style:name="a71">
      <style:graphic-properties draw:fill="solid" draw:fill-color="#d9d9d9" draw:opacity="100%" draw:stroke="solid" svg:stroke-width="0.00694in" svg:stroke-color="#000000" svg:stroke-opacity="100%" draw:stroke-linejoin="miter" svg:stroke-linecap="butt"/>
    </style:style>
    <style:style style:family="graphic" style:name="a72">
      <style:graphic-properties draw:fill="solid" draw:fill-color="#f2f2f2" draw:opacity="100%" draw:stroke="solid" svg:stroke-width="0.00694in" svg:stroke-color="#000000" svg:stroke-opacity="100%" draw:stroke-linejoin="miter" svg:stroke-linecap="butt"/>
    </style:style>
    <style:style style:family="graphic" style:name="a73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74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75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76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7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Normal"/>
      <text:p text:style-name="Normal"><draw:g draw:z-index="251752448" draw:name="Group 168" draw:id="id14" draw:style-name="a12" text:anchor-type="paragraph"><svg:title/><svg:desc/><draw:g draw:name="Group 103" draw:id="id12"><svg:title/><svg:desc/><draw:g draw:name="Group 101" draw:id="id10"><svg:title/><svg:desc/><draw:g draw:name="Group 89" draw:id="id8"><svg:title/><svg:desc/><draw:g draw:name="Group 87" draw:id="id6"><svg:title/><svg:desc/><draw:connector draw:type="line" svg:x1="1.17237in" svg:y1="0.91348in" svg:x2="1.17237in" svg:y2="0.44123in" draw:id="id0" draw:style-name="a1" draw:name="Straight Arrow Connector 77"><svg:title/><svg:desc/></draw:connector><draw:custom-shape svg:x="1.04995in" svg:y="0.18888in" svg:width="0.24973in" svg:height="0.2548in" draw:id="id1" draw:style-name="a2" draw:name="Oval 7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standard" svg:x1="1.50996in" svg:y1="1.08525in" svg:x2="0.72677in" svg:y2="0.71318in" draw:id="id2" draw:style-name="a3" draw:name="Connector: Elbow 83"><svg:title/><svg:desc/></draw:connector><draw:connector draw:type="standard" svg:x1="0.73289in" svg:y1="0.71318in" svg:x2="1.51409in" svg:y2="1.08525in" draw:id="id3" draw:style-name="a4" draw:name="Connector: Elbow 84"><svg:title/><svg:desc/></draw:connector><draw:connector draw:type="line" svg:x1="1.17237in" svg:y1="1.64327in" svg:x2="1.17237in" svg:y2="1.24973in" draw:id="id4" draw:style-name="a6" draw:name="Straight Arrow Connector 85"><svg:title/><svg:desc/></draw:connector><draw:custom-shape svg:x="1.04995in" svg:y="1.64418in" svg:width="0.24973in" svg:height="0.25476in" draw:id="id5" draw:style-name="a7" draw:name="Oval 86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frame draw:id="id7" draw:style-name="a8" draw:name="Text Box 88" svg:x="0.95966in" svg:y="0.86337in" svg:width="0.40446in" svg:height="0.38179in" style:rel-width="scale" style:rel-height="scale"><draw:text-box><text:p text:style-name="P2"><draw:frame draw:style-name="a13" text:anchor-type="as-char" svg:x="0in" svg:y="0in" svg:width="0.09167in" svg:height="0.16667in" style:rel-width="scale" style:rel-height="scale"><draw:object xlink:href="Object 1/" xlink:type="simple" xlink:show="embed" xlink:actuate="onLoad"/></draw:frame></text:p><text:p text:style-name="P3"/></draw:text-box><svg:title/><svg:desc/></draw:frame></draw:g><draw:frame draw:id="id9" draw:style-name="a9" draw:name="Text Box 100" svg:x="0.95985in" svg:y="0.16806in" svg:width="0.44535in" svg:height="0.33458in" style:rel-width="scale" style:rel-height="scale"><draw:text-box><text:p text:style-name="P4"><draw:frame draw:style-name="a14" text:anchor-type="as-char" svg:x="0in" svg:y="0in" svg:width="0.075in" svg:height="0.13333in" style:rel-width="scale" style:rel-height="scale"><draw:object xlink:href="Object 2/" xlink:type="simple" xlink:show="embed" xlink:actuate="onLoad"/></draw:frame></text:p></draw:text-box><svg:title/><svg:desc/></draw:frame></draw:g><draw:frame draw:id="id11" draw:style-name="a10" draw:name="Text Box 102" svg:x="0.95093in" svg:y="1.63354in" svg:width="0.44498in" svg:height="0.33451in" style:rel-width="scale" style:rel-height="scale"><draw:text-box><text:p text:style-name="P5"><draw:frame draw:style-name="a15" text:anchor-type="as-char" svg:x="0in" svg:y="0in" svg:width="0.06667in" svg:height="0.13333in" style:rel-width="scale" style:rel-height="scale"><draw:object xlink:href="Object 3/" xlink:type="simple" xlink:show="embed" xlink:actuate="onLoad"/></draw:frame></text:p></draw:text-box><svg:title/><svg:desc/></draw:frame></draw:g><draw:custom-shape svg:x="0.6752in" svg:y="0.87437in" svg:width="0.07082in" svg:height="0.06666in" draw:id="id13" draw:style-name="a11" draw:name="Isosceles Triangle 160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/draw:g></text:p>
      <text:p text:style-name="Normal"/>
      <text:p text:style-name="Normal"><draw:g draw:z-index="251758592" draw:name="Group 165" draw:id="id58" draw:style-name="a53" text:anchor-type="paragraph"><svg:title/><svg:desc/><draw:g draw:name="Group 159" draw:id="id54"><svg:title/><svg:desc/><draw:g draw:name="Group 119" draw:id="id27"><svg:title/><svg:desc/><draw:g draw:name="Group 104" draw:id="id25"><svg:title/><svg:desc/><draw:g draw:name="Group 105" draw:id="id23"><svg:title/><svg:desc/><draw:g draw:name="Group 106" draw:id="id21"><svg:title/><svg:desc/><draw:g draw:name="Group 107" draw:id="id19"><svg:title/><svg:desc/><draw:connector draw:type="line" svg:x1="2.62459in" svg:y1="0.29313in" svg:x2="2.62459in" svg:y2="-0.17915in" draw:id="id15" draw:style-name="a17" draw:name="Straight Arrow Connector 108"><svg:title/><svg:desc/></draw:connector><draw:custom-shape svg:x="2.50208in" svg:y="-0.43151in" svg:width="0.24992in" svg:height="0.25481in" draw:id="id16" draw:style-name="a18" draw:name="Oval 10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2.62459in" svg:y1="1.02296in" svg:x2="2.62459in" svg:y2="0.62939in" draw:id="id17" draw:style-name="a20" draw:name="Straight Arrow Connector 112"><svg:title/><svg:desc/></draw:connector><draw:custom-shape svg:x="2.50208in" svg:y="1.02386in" svg:width="0.24992in" svg:height="0.25477in" draw:id="id18" draw:style-name="a21" draw:name="Oval 113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frame draw:id="id20" draw:style-name="a22" draw:name="Text Box 114" svg:x="2.41191in" svg:y="0.24301in" svg:width="0.43554in" svg:height="0.38181in" style:rel-width="scale" style:rel-height="scale"><draw:text-box><text:p text:style-name="P6"><draw:frame draw:style-name="a54" text:anchor-type="as-char" svg:x="0in" svg:y="0in" svg:width="0.23333in" svg:height="0.16667in" style:rel-width="scale" style:rel-height="scale"><draw:object xlink:href="Object 4/" xlink:type="simple" xlink:show="embed" xlink:actuate="onLoad"/></draw:frame></text:p><text:p text:style-name="P7"/></draw:text-box><svg:title/><svg:desc/></draw:frame></draw:g><draw:frame draw:id="id22" draw:style-name="a23" draw:name="Text Box 115" svg:x="2.41191in" svg:y="-0.45234in" svg:width="0.44569in" svg:height="0.3346in" style:rel-width="scale" style:rel-height="scale"><draw:text-box><text:p text:style-name="P8"><draw:frame draw:style-name="a55" text:anchor-type="as-char" svg:x="0in" svg:y="0in" svg:width="0.2in" svg:height="0.13333in" style:rel-width="scale" style:rel-height="scale"><draw:object xlink:href="Object 5/" xlink:type="simple" xlink:show="embed" xlink:actuate="onLoad"/></draw:frame></text:p></draw:text-box><svg:title/><svg:desc/></draw:frame></draw:g><draw:frame draw:id="id24" draw:style-name="a24" draw:name="Text Box 116" svg:x="2.41191in" svg:y="1.00132in" svg:width="0.44532in" svg:height="0.33453in" style:rel-width="scale" style:rel-height="scale"><draw:text-box><text:p text:style-name="P9"><draw:frame draw:style-name="a56" text:anchor-type="as-char" svg:x="0in" svg:y="0in" svg:width="0.2in" svg:height="0.13333in" style:rel-width="scale" style:rel-height="scale"><draw:object xlink:href="Object 6/" xlink:type="simple" xlink:show="embed" xlink:actuate="onLoad"/></draw:frame></text:p></draw:text-box><svg:title/><svg:desc/></draw:frame></draw:g><draw:connector draw:type="line" svg:x1="3.01175in" svg:y1="0.59208in" svg:x2="3.01175in" svg:y2="0.27722in" draw:id="id26" draw:style-name="a26" draw:transform="translate(-3.01175in -0.43465in) rotate(-1.5708) translate(3.01175in 0.43465in)" draw:name="Straight Arrow Connector 117"><svg:title/><svg:desc/></draw:connector></draw:g><draw:g draw:name="Group 133" draw:id="id40"><svg:title/><svg:desc/><draw:g draw:name="Group 134" draw:id="id38"><svg:title/><svg:desc/><draw:g draw:name="Group 135" draw:id="id36"><svg:title/><svg:desc/><draw:g draw:name="Group 136" draw:id="id34"><svg:title/><svg:desc/><draw:g draw:name="Group 137" draw:id="id32"><svg:title/><svg:desc/><draw:connector draw:type="line" svg:x1="3.38293in" svg:y1="0.29313in" svg:x2="3.38293in" svg:y2="-0.17915in" draw:id="id28" draw:style-name="a28" draw:name="Straight Arrow Connector 138"><svg:title/><svg:desc/></draw:connector><draw:custom-shape svg:x="3.26042in" svg:y="-0.43151in" svg:width="0.24992in" svg:height="0.25481in" draw:id="id29" draw:style-name="a29" draw:name="Oval 13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38293in" svg:y1="1.02296in" svg:x2="3.38293in" svg:y2="0.62939in" draw:id="id30" draw:style-name="a31" draw:name="Straight Arrow Connector 140"><svg:title/><svg:desc/></draw:connector><draw:custom-shape svg:x="3.26042in" svg:y="1.02386in" svg:width="0.24992in" svg:height="0.25477in" draw:id="id31" draw:style-name="a32" draw:name="Oval 14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frame draw:id="id33" draw:style-name="a33" draw:name="Text Box 142" svg:x="3.17025in" svg:y="0.24301in" svg:width="0.43554in" svg:height="0.38181in" style:rel-width="scale" style:rel-height="scale"><draw:text-box><text:p text:style-name="P10"><draw:frame draw:style-name="a57" text:anchor-type="as-char" svg:x="0in" svg:y="0in" svg:width="0.11667in" svg:height="0.16667in" style:rel-width="scale" style:rel-height="scale"><draw:object xlink:href="Object 7/" xlink:type="simple" xlink:show="embed" xlink:actuate="onLoad"/></draw:frame></text:p><text:p text:style-name="P11"/></draw:text-box><svg:title/><svg:desc/></draw:frame></draw:g><draw:frame draw:id="id35" draw:style-name="a34" draw:name="Text Box 143" svg:x="3.17025in" svg:y="-0.45234in" svg:width="0.44569in" svg:height="0.3346in" style:rel-width="scale" style:rel-height="scale"><draw:text-box><text:p text:style-name="P12"><draw:frame draw:style-name="a58" text:anchor-type="as-char" svg:x="0in" svg:y="0in" svg:width="0.1in" svg:height="0.13333in" style:rel-width="scale" style:rel-height="scale"><draw:object xlink:href="Object 8/" xlink:type="simple" xlink:show="embed" xlink:actuate="onLoad"/></draw:frame></text:p></draw:text-box><svg:title/><svg:desc/></draw:frame></draw:g><draw:frame draw:id="id37" draw:style-name="a35" draw:name="Text Box 144" svg:x="3.17025in" svg:y="1.00132in" svg:width="0.44532in" svg:height="0.33453in" style:rel-width="scale" style:rel-height="scale"><draw:text-box><text:p text:style-name="P13"><draw:frame draw:style-name="a59" text:anchor-type="as-char" svg:x="0in" svg:y="0in" svg:width="0.1in" svg:height="0.13333in" style:rel-width="scale" style:rel-height="scale"><draw:object xlink:href="Object 9/" xlink:type="simple" xlink:show="embed" xlink:actuate="onLoad"/></draw:frame></text:p></draw:text-box><svg:title/><svg:desc/></draw:frame></draw:g><draw:connector draw:type="line" svg:x1="3.77009in" svg:y1="0.59208in" svg:x2="3.77009in" svg:y2="0.27722in" draw:id="id39" draw:style-name="a37" draw:transform="translate(-3.77009in -0.43465in) rotate(-1.5708) translate(3.77009in 0.43465in)" draw:name="Straight Arrow Connector 145"><svg:title/><svg:desc/></draw:connector></draw:g><draw:g draw:name="Group 146" draw:id="id53"><svg:title/><svg:desc/><draw:g draw:name="Group 147" draw:id="id51"><svg:title/><svg:desc/><draw:g draw:name="Group 148" draw:id="id49"><svg:title/><svg:desc/><draw:g draw:name="Group 149" draw:id="id47"><svg:title/><svg:desc/><draw:g draw:name="Group 150" draw:id="id45"><svg:title/><svg:desc/><draw:connector draw:type="line" svg:x1="4.14126in" svg:y1="0.29313in" svg:x2="4.14126in" svg:y2="-0.17915in" draw:id="id41" draw:style-name="a39" draw:name="Straight Arrow Connector 151"><svg:title/><svg:desc/></draw:connector><draw:custom-shape svg:x="4.01875in" svg:y="-0.43151in" svg:width="0.24992in" svg:height="0.25481in" draw:id="id42" draw:style-name="a40" draw:name="Oval 152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4.14126in" svg:y1="1.02296in" svg:x2="4.14126in" svg:y2="0.62939in" draw:id="id43" draw:style-name="a42" draw:name="Straight Arrow Connector 153"><svg:title/><svg:desc/></draw:connector><draw:custom-shape svg:x="4.01875in" svg:y="1.02386in" svg:width="0.24992in" svg:height="0.25477in" draw:id="id44" draw:style-name="a43" draw:name="Oval 154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frame draw:id="id46" draw:style-name="a44" draw:name="Text Box 155" svg:x="3.92858in" svg:y="0.24301in" svg:width="0.43554in" svg:height="0.38181in" style:rel-width="scale" style:rel-height="scale"><draw:text-box><text:p text:style-name="P14"><draw:frame draw:style-name="a60" text:anchor-type="as-char" svg:x="0in" svg:y="0in" svg:width="0.23333in" svg:height="0.16667in" style:rel-width="scale" style:rel-height="scale"><draw:object xlink:href="Object 10/" xlink:type="simple" xlink:show="embed" xlink:actuate="onLoad"/></draw:frame></text:p><text:p text:style-name="P15"/></draw:text-box><svg:title/><svg:desc/></draw:frame></draw:g><draw:frame draw:id="id48" draw:style-name="a45" draw:name="Text Box 156" svg:x="3.92858in" svg:y="-0.45234in" svg:width="0.44569in" svg:height="0.3346in" style:rel-width="scale" style:rel-height="scale"><draw:text-box><text:p text:style-name="P16"><draw:frame draw:style-name="a61" text:anchor-type="as-char" svg:x="0in" svg:y="0in" svg:width="0.2in" svg:height="0.13333in" style:rel-width="scale" style:rel-height="scale"><draw:object xlink:href="Object 11/" xlink:type="simple" xlink:show="embed" xlink:actuate="onLoad"/></draw:frame></text:p></draw:text-box><svg:title/><svg:desc/></draw:frame></draw:g><draw:frame draw:id="id50" draw:style-name="a46" draw:name="Text Box 157" svg:x="3.92858in" svg:y="1.00132in" svg:width="0.44532in" svg:height="0.33453in" style:rel-width="scale" style:rel-height="scale"><draw:text-box><text:p text:style-name="P17"><draw:frame draw:style-name="a62" text:anchor-type="as-char" svg:x="0in" svg:y="0in" svg:width="0.2in" svg:height="0.13333in" style:rel-width="scale" style:rel-height="scale"><draw:object xlink:href="Object 12/" xlink:type="simple" xlink:show="embed" xlink:actuate="onLoad"/></draw:frame></text:p></draw:text-box><svg:title/><svg:desc/></draw:frame></draw:g><draw:connector draw:type="line" svg:x1="4.52842in" svg:y1="0.59208in" svg:x2="4.52842in" svg:y2="0.27722in" draw:id="id52" draw:style-name="a48" draw:transform="translate(-4.52842in -0.43465in) rotate(-1.5708) translate(4.52842in 0.43465in)" draw:name="Straight Arrow Connector 158"><svg:title/><svg:desc/></draw:connector></draw:g></draw:g><draw:connector draw:type="line" svg:x1="2.253in" svg:y1="0.59066in" svg:x2="2.253in" svg:y2="0.2758in" draw:id="id55" draw:style-name="a50" draw:transform="translate(-2.253in -0.43323in) rotate(-1.5708) translate(2.253in 0.43323in)" draw:name="Straight Arrow Connector 161"><svg:title/><svg:desc/></draw:connector><draw:frame draw:id="id56" draw:style-name="a51" draw:name="Text Box 163" svg:x="4.64876in" svg:y="0.23626in" svg:width="0.34211in" svg:height="0.28947in" style:rel-width="scale" style:rel-height="scale"><draw:text-box><text:p text:style-name="P18">…</text:p></draw:text-box><svg:title/><svg:desc/></draw:frame><draw:frame draw:id="id57" draw:style-name="a52" draw:name="Text Box 164" svg:x="1.81542in" svg:y="0.23626in" svg:width="0.34211in" svg:height="0.28947in" style:rel-width="scale" style:rel-height="scale"><draw:text-box><text:p text:style-name="P19">…</text:p></draw:text-box><svg:title/><svg:desc/></draw:frame></draw:g></text:p>
      <text:p text:style-name="Normal"><draw:frame draw:z-index="251759616" draw:id="id59" draw:style-name="a63" draw:name="Text Box 167" text:anchor-type="paragraph" svg:x="1.35734in" svg:y="0.24058in" svg:width="0.98403in" svg:height="0.36111in" style:rel-width="scale" style:rel-height="scale"><draw:text-box><text:p text:style-name="P20">is equivalent to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721728" draw:id="id60" draw:style-name="a64" draw:name="Text Box 110" text:anchor-type="paragraph" svg:x="1.07323in" svg:y="-0.30672in" svg:width="0.575in" svg:height="0.23125in" style:rel-width="scale" style:rel-height="scale"><draw:text-box><text:p text:style-name="P21">N = _</text:p></draw:text-box><svg:title/><svg:desc/></draw:frame><draw:g draw:z-index="251719680" draw:name="Group 109" draw:id="id98" draw:style-name="a95" text:anchor-type="paragraph"><svg:title/><svg:desc/><draw:frame draw:id="id61" draw:style-name="a65" draw:name="Text Box 33" svg:x="0.94in" svg:y="0.73333in" svg:width="0.98403in" svg:height="0.23194in" style:rel-width="scale" style:rel-height="scale"><draw:text-box><text:p text:style-name="P22">Precision = 0.000</text:p></draw:text-box><svg:title/><svg:desc/></draw:frame><draw:frame draw:id="id62" draw:style-name="a66" draw:name="Text Box 34" svg:x="0.93667in" svg:y="0.86in" svg:width="0.98403in" svg:height="0.23194in" style:rel-width="scale" style:rel-height="scale"><draw:text-box><text:p text:style-name="P23">Recall = 0.000</text:p></draw:text-box><svg:title/><svg:desc/></draw:frame><draw:frame draw:id="id63" draw:style-name="a67" draw:name="Text Box 35" svg:x="1.92333in" svg:y="0.73333in" svg:width="0.98403in" svg:height="0.23194in" style:rel-width="scale" style:rel-height="scale"><draw:text-box><text:p text:style-name="Normal"><text:span text:style-name="T24">F</text:span><text:span text:style-name="T25">1</text:span><text:span text:style-name="T26"><text:s/>Score = 0.000</text:span></text:p></draw:text-box><svg:title/><svg:desc/></draw:frame><draw:frame draw:id="id64" draw:style-name="a68" draw:name="Text Box 36" svg:x="1.92in" svg:y="0.86in" svg:width="0.98403in" svg:height="0.23194in" style:rel-width="scale" style:rel-height="scale"><draw:text-box><text:p text:style-name="P27">MCC = 0.000</text:p></draw:text-box><svg:title/><svg:desc/></draw:frame><draw:g draw:name="Group 108" draw:id="id97"><svg:title/><svg:desc/><draw:g draw:name="Group 41" draw:id="id94"><svg:title/><svg:desc/><draw:g draw:name="Group 15" draw:id="id75"><svg:title/><svg:desc/><draw:g draw:name="Group 10" draw:id="id73"><svg:title/><svg:desc/><draw:custom-shape svg:x="1.67993in" svg:y="-0.06514in" svg:width="0.62484in" svg:height="0.40528in" draw:id="id65" draw:style-name="a69" draw:name="Rectangle 1"><svg:title/><svg:desc/><draw:enhanced-geometry draw:type="non-primitive" svg:viewBox="0 0 21600 21600" draw:enhanced-path="M 0 0 L 21600 0 21600 21600 0 21600 Z N"/></draw:custom-shape><draw:custom-shape svg:x="2.3018in" svg:y="-0.06514in" svg:width="0.62484in" svg:height="0.40528in" draw:id="id66" draw:style-name="a70" draw:name="Rectangle 3"><svg:title/><svg:desc/><draw:enhanced-geometry draw:type="non-primitive" svg:viewBox="0 0 21600 21600" draw:enhanced-path="M 0 0 L 21600 0 21600 21600 0 21600 Z N"/></draw:custom-shape><draw:custom-shape svg:x="1.67736in" svg:y="0.33791in" svg:width="0.62484in" svg:height="0.40528in" draw:id="id67" draw:style-name="a71" draw:name="Rectangle 4"><svg:title/><svg:desc/><draw:enhanced-geometry draw:type="non-primitive" svg:viewBox="0 0 21600 21600" draw:enhanced-path="M 0 0 L 21600 0 21600 21600 0 21600 Z N"/></draw:custom-shape><draw:custom-shape svg:x="2.30169in" svg:y="0.33791in" svg:width="0.62484in" svg:height="0.40528in" draw:id="id68" draw:style-name="a72" draw:name="Rectangle 5"><svg:title/><svg:desc/><draw:enhanced-geometry draw:type="non-primitive" svg:viewBox="0 0 21600 21600" draw:enhanced-path="M 0 0 L 21600 0 21600 21600 0 21600 Z N"/></draw:custom-shape><draw:custom-shape svg:x="1.68314in" svg:y="-0.2857in" svg:width="0.62484in" svg:height="0.21964in" draw:id="id69" draw:style-name="a73" draw:name="Rectangle 6"><svg:title/><svg:desc/><draw:enhanced-geometry draw:type="non-primitive" svg:viewBox="0 0 21600 21600" draw:enhanced-path="M 0 0 L 21600 0 21600 21600 0 21600 Z N"/></draw:custom-shape><draw:custom-shape svg:x="2.30169in" svg:y="-0.28569in" svg:width="0.62484in" svg:height="0.21964in" draw:id="id70" draw:style-name="a74" draw:name="Rectangle 7"><svg:title/><svg:desc/><draw:enhanced-geometry draw:type="non-primitive" svg:viewBox="0 0 21600 21600" draw:enhanced-path="M 0 0 L 21600 0 21600 21600 0 21600 Z N"/></draw:custom-shape><draw:custom-shape svg:x="1.0551in" svg:y="-0.06737in" svg:width="0.62484in" svg:height="0.40528in" draw:id="id71" draw:style-name="a75" draw:name="Rectangle 8"><svg:title/><svg:desc/><draw:enhanced-geometry draw:type="non-primitive" svg:viewBox="0 0 21600 21600" draw:enhanced-path="M 0 0 L 21600 0 21600 21600 0 21600 Z N"/></draw:custom-shape><draw:custom-shape svg:x="1.0551in" svg:y="0.33791in" svg:width="0.62484in" svg:height="0.40528in" draw:id="id72" draw:style-name="a76" draw:name="Rectangle 9"><svg:title/><svg:desc/><draw:enhanced-geometry draw:type="non-primitive" svg:viewBox="0 0 21600 21600" draw:enhanced-path="M 0 0 L 21600 0 21600 21600 0 21600 Z N"/></draw:custom-shape></draw:g><draw:frame draw:id="id74" draw:style-name="a77" draw:name="Text Box 11" svg:x="1.65032in" svg:y="-0.05957in" svg:width="0.69641in" svg:height="0.23208in" style:rel-width="scale" style:rel-height="scale"><draw:text-box><text:p text:style-name="P28">True Positives</text:p></draw:text-box><svg:title/><svg:desc/></draw:frame></draw:g><draw:g draw:name="Group 40" draw:id="id93"><svg:title/><svg:desc/><draw:g draw:name="Group 39" draw:id="id79"><svg:title/><svg:desc/><draw:frame draw:id="id76" draw:style-name="a78" draw:name="Text Box 16" svg:x="1.6237in" svg:y="0.33178in" svg:width="0.74729in" svg:height="0.22306in" style:rel-width="scale" style:rel-height="scale"><draw:text-box><text:p text:style-name="P29">False Negatives</text:p></draw:text-box><svg:title/><svg:desc/></draw:frame><draw:frame draw:id="id77" draw:style-name="a79" draw:name="Text Box 17" svg:x="2.25604in" svg:y="0.34159in" svg:width="0.74146in" svg:height="0.23188in" style:rel-width="scale" style:rel-height="scale"><draw:text-box><text:p text:style-name="P30">True Negatives</text:p></draw:text-box><svg:title/><svg:desc/></draw:frame><draw:frame draw:id="id78" draw:style-name="a80" draw:name="Text Box 18" svg:x="2.26094in" svg:y="-0.06027in" svg:width="0.73654in" svg:height="0.23188in" style:rel-width="scale" style:rel-height="scale"><draw:text-box><text:p text:style-name="P31">False Positives</text:p></draw:text-box><svg:title/><svg:desc/></draw:frame></draw:g><draw:g draw:name="Group 37" draw:id="id92"><svg:title/><svg:desc/><draw:frame draw:id="id80" draw:style-name="a81" draw:name="Text Box 19" svg:x="1.63841in" svg:y="-0.32in" svg:width="0.69581in" svg:height="0.19439in" style:rel-width="scale" style:rel-height="scale"><draw:text-box><text:p text:style-name="P32">Sarcastic</text:p></draw:text-box><svg:title/><svg:desc/></draw:frame><draw:frame draw:id="id81" draw:style-name="a82" draw:name="Text Box 22" svg:x="0.97667in" svg:y="0.32198in" svg:width="0.78569in" svg:height="0.23188in" style:rel-width="scale" style:rel-height="scale"><draw:text-box><text:p text:style-name="P33">Non-Sarcastic</text:p></draw:text-box><svg:title/><svg:desc/></draw:frame><draw:frame draw:id="id82" draw:style-name="a83" draw:name="Text Box 23" svg:x="1.03549in" svg:y="-0.06027in" svg:width="0.69641in" svg:height="0.23208in" style:rel-width="scale" style:rel-height="scale"><draw:text-box><text:p text:style-name="P34">Sarcastic</text:p></draw:text-box><svg:title/><svg:desc/></draw:frame><draw:frame draw:id="id83" draw:style-name="a84" draw:name="Text Box 24" svg:x="1.03059in" svg:y="0.03285in" svg:width="0.70474in" svg:height="0.23188in" style:rel-width="scale" style:rel-height="scale"><draw:text-box><text:p text:style-name="P35">(True Label)</text:p></draw:text-box><svg:title/><svg:desc/></draw:frame><draw:frame draw:id="id84" draw:style-name="a85" draw:name="Text Box 25" svg:x="1.09431in" svg:y="0.4249in" svg:width="0.61139in" svg:height="0.23188in" style:rel-width="scale" style:rel-height="scale"><draw:text-box><text:p text:style-name="P36">(True Label)</text:p></draw:text-box><svg:title/><svg:desc/></draw:frame><draw:frame draw:id="id85" draw:style-name="a86" draw:name="Text Box 26" svg:x="1.63841in" svg:y="-0.23179in" svg:width="0.69343in" svg:height="0.23188in" style:rel-width="scale" style:rel-height="scale"><draw:text-box><text:p text:style-name="P37">(Predicted Label)</text:p></draw:text-box><svg:title/><svg:desc/></draw:frame><draw:frame draw:id="id86" draw:style-name="a87" draw:name="Text Box 27" svg:x="2.28545in" svg:y="-0.32in" svg:width="0.69581in" svg:height="0.19439in" style:rel-width="scale" style:rel-height="scale"><draw:text-box><text:p text:style-name="P38">Non-Sarcastic</text:p></draw:text-box><svg:title/><svg:desc/></draw:frame><draw:frame draw:id="id87" draw:style-name="a88" draw:name="Text Box 28" svg:x="2.26094in" svg:y="-0.23179in" svg:width="0.72349in" svg:height="0.23188in" style:rel-width="scale" style:rel-height="scale"><draw:text-box><text:p text:style-name="P39">(Predicted Label)</text:p></draw:text-box><svg:title/><svg:desc/></draw:frame><draw:frame draw:id="id88" draw:style-name="a89" draw:name="Text Box 29" svg:x="1.77566in" svg:y="0.06225in" svg:width="0.46092in" svg:height="0.23208in" style:rel-width="scale" style:rel-height="scale"><draw:text-box><text:p text:style-name="P40">_</text:p></draw:text-box><svg:title/><svg:desc/></draw:frame><draw:frame draw:id="id89" draw:style-name="a90" draw:name="Text Box 30" svg:x="2.38348in" svg:y="0.05245in" svg:width="0.46092in" svg:height="0.23208in" style:rel-width="scale" style:rel-height="scale"><draw:text-box><text:p text:style-name="P41">_</text:p></draw:text-box><svg:title/><svg:desc/></draw:frame><draw:frame draw:id="id90" draw:style-name="a91" draw:name="Text Box 31" svg:x="1.80017in" svg:y="0.4739in" svg:width="0.4604in" svg:height="0.23188in" style:rel-width="scale" style:rel-height="scale"><draw:text-box><text:p text:style-name="P42">_</text:p></draw:text-box><svg:title/><svg:desc/></draw:frame><draw:frame draw:id="id91" draw:style-name="a92" draw:name="Text Box 32" svg:x="2.40799in" svg:y="0.4641in" svg:width="0.46092in" svg:height="0.23208in" style:rel-width="scale" style:rel-height="scale"><draw:text-box><text:p text:style-name="P43">_</text:p></draw:text-box><svg:title/><svg:desc/></draw:frame></draw:g></draw:g></draw:g><draw:connector draw:type="line" svg:x1="1.66857in" svg:y1="-0.30333in" svg:x2="2.93663in" svg:y2="-0.30333in" draw:id="id95" draw:style-name="a93" draw:name="Straight Connector 106"><svg:title/><svg:desc/></draw:connector><draw:connector draw:type="line" svg:x1="0.61738in" svg:y1="0.34292in" svg:x2="1.45358in" svg:y2="0.34292in" draw:id="id96" draw:style-name="a94" draw:transform="translate(-1.03548in -0.34292in) rotate(-1.5708) translate(1.03548in 0.34292in)" draw:name="Straight Connector 107"><svg:title/><svg:desc/></draw:connector></draw:g></draw:g><draw:frame draw:z-index="251714560" draw:id="id99" draw:style-name="a96" draw:name="Text Box 105" text:anchor-type="paragraph" svg:x="4.71806in" svg:y="0.80417in" svg:width="0.98403in" svg:height="0.23125in" style:rel-width="scale" style:rel-height="scale"><draw:text-box><text:p text:style-name="P44">MCC = 0.000</text:p></draw:text-box><svg:title/><svg:desc/></draw:frame><draw:frame draw:z-index="251713536" draw:id="id100" draw:style-name="a97" draw:name="Text Box 104" text:anchor-type="paragraph" svg:x="4.72014in" svg:y="0.67917in" svg:width="0.98403in" svg:height="0.23125in" style:rel-width="scale" style:rel-height="scale"><draw:text-box><text:p text:style-name="Normal"><text:span text:style-name="T45">F</text:span><text:span text:style-name="T46">1</text:span><text:span text:style-name="T47"><text:s/>Score = 0.000</text:span></text:p></draw:text-box><svg:title/><svg:desc/></draw:frame><draw:frame draw:z-index="251712512" draw:id="id101" draw:style-name="a98" draw:name="Text Box 103" text:anchor-type="paragraph" svg:x="3.73472in" svg:y="0.80417in" svg:width="0.98403in" svg:height="0.23125in" style:rel-width="scale" style:rel-height="scale"><draw:text-box><text:p text:style-name="P48">Recall = 0.000</text:p></draw:text-box><svg:title/><svg:desc/></draw:frame><draw:frame draw:z-index="251711488" draw:id="id102" draw:style-name="a99" draw:name="Text Box 102" text:anchor-type="paragraph" svg:x="3.73681in" svg:y="0.67917in" svg:width="0.98403in" svg:height="0.23125in" style:rel-width="scale" style:rel-height="scale"><draw:text-box><text:p text:style-name="P49">Precision = 0.000</text:p></draw:text-box><svg:title/><svg:desc/></draw:frame><draw:g draw:z-index="251710464" draw:name="Group 72" draw:id="id132" draw:style-name="a124" text:anchor-type="paragraph"><svg:title/><svg:desc/><draw:g draw:name="Group 73" draw:id="id113"><svg:title/><svg:desc/><draw:g draw:name="Group 74" draw:id="id111"><svg:title/><svg:desc/><draw:custom-shape svg:x="4.45619in" svg:y="-0.1428in" svg:width="0.62486in" svg:height="0.40539in" draw:id="id103" draw:style-name="a100" draw:name="Rectangle 75"><svg:title/><svg:desc/><draw:enhanced-geometry draw:type="non-primitive" svg:viewBox="0 0 21600 21600" draw:enhanced-path="M 0 0 L 21600 0 21600 21600 0 21600 Z N"/></draw:custom-shape><draw:custom-shape svg:x="5.07809in" svg:y="-0.1428in" svg:width="0.62486in" svg:height="0.40539in" draw:id="id104" draw:style-name="a101" draw:name="Rectangle 76"><svg:title/><svg:desc/><draw:enhanced-geometry draw:type="non-primitive" svg:viewBox="0 0 21600 21600" draw:enhanced-path="M 0 0 L 21600 0 21600 21600 0 21600 Z N"/></draw:custom-shape><draw:custom-shape svg:x="4.45362in" svg:y="0.26036in" svg:width="0.62486in" svg:height="0.40539in" draw:id="id105" draw:style-name="a102" draw:name="Rectangle 77"><svg:title/><svg:desc/><draw:enhanced-geometry draw:type="non-primitive" svg:viewBox="0 0 21600 21600" draw:enhanced-path="M 0 0 L 21600 0 21600 21600 0 21600 Z N"/></draw:custom-shape><draw:custom-shape svg:x="5.07797in" svg:y="0.26036in" svg:width="0.62486in" svg:height="0.40539in" draw:id="id106" draw:style-name="a103" draw:name="Rectangle 78"><svg:title/><svg:desc/><draw:enhanced-geometry draw:type="non-primitive" svg:viewBox="0 0 21600 21600" draw:enhanced-path="M 0 0 L 21600 0 21600 21600 0 21600 Z N"/></draw:custom-shape><draw:custom-shape svg:x="4.4594in" svg:y="-0.36341in" svg:width="0.62486in" svg:height="0.2197in" draw:id="id107" draw:style-name="a104" draw:name="Rectangle 79"><svg:title/><svg:desc/><draw:enhanced-geometry draw:type="non-primitive" svg:viewBox="0 0 21600 21600" draw:enhanced-path="M 0 0 L 21600 0 21600 21600 0 21600 Z N"/></draw:custom-shape><draw:custom-shape svg:x="5.07797in" svg:y="-0.36341in" svg:width="0.62486in" svg:height="0.2197in" draw:id="id108" draw:style-name="a105" draw:name="Rectangle 80"><svg:title/><svg:desc/><draw:enhanced-geometry draw:type="non-primitive" svg:viewBox="0 0 21600 21600" draw:enhanced-path="M 0 0 L 21600 0 21600 21600 0 21600 Z N"/></draw:custom-shape><draw:custom-shape svg:x="3.83134in" svg:y="-0.14503in" svg:width="0.62486in" svg:height="0.40539in" draw:id="id109" draw:style-name="a106" draw:name="Rectangle 81"><svg:title/><svg:desc/><draw:enhanced-geometry draw:type="non-primitive" svg:viewBox="0 0 21600 21600" draw:enhanced-path="M 0 0 L 21600 0 21600 21600 0 21600 Z N"/></draw:custom-shape><draw:custom-shape svg:x="3.83134in" svg:y="0.26036in" svg:width="0.62486in" svg:height="0.40539in" draw:id="id110" draw:style-name="a107" draw:name="Rectangle 82"><svg:title/><svg:desc/><draw:enhanced-geometry draw:type="non-primitive" svg:viewBox="0 0 21600 21600" draw:enhanced-path="M 0 0 L 21600 0 21600 21600 0 21600 Z N"/></draw:custom-shape></draw:g><draw:frame draw:id="id112" draw:style-name="a108" draw:name="Text Box 83" svg:x="4.42658in" svg:y="-0.13722in" svg:width="0.69643in" svg:height="0.23214in" style:rel-width="scale" style:rel-height="scale"><draw:text-box><text:p text:style-name="P50">True Positives</text:p></draw:text-box><svg:title/><svg:desc/></draw:frame></draw:g><draw:g draw:name="Group 84" draw:id="id131"><svg:title/><svg:desc/><draw:g draw:name="Group 85" draw:id="id117"><svg:title/><svg:desc/><draw:frame draw:id="id114" draw:style-name="a109" draw:name="Text Box 86" svg:x="4.39996in" svg:y="0.25423in" svg:width="0.74731in" svg:height="0.22312in" style:rel-width="scale" style:rel-height="scale"><draw:text-box><text:p text:style-name="P51">False Negatives</text:p></draw:text-box><svg:title/><svg:desc/></draw:frame><draw:frame draw:id="id115" draw:style-name="a110" draw:name="Text Box 87" svg:x="5.03232in" svg:y="0.26404in" svg:width="0.74149in" svg:height="0.23194in" style:rel-width="scale" style:rel-height="scale"><draw:text-box><text:p text:style-name="P52">True Negatives</text:p></draw:text-box><svg:title/><svg:desc/></draw:frame><draw:frame draw:id="id116" draw:style-name="a111" draw:name="Text Box 88" svg:x="5.03722in" svg:y="-0.13792in" svg:width="0.73656in" svg:height="0.23194in" style:rel-width="scale" style:rel-height="scale"><draw:text-box><text:p text:style-name="P53">False Positives</text:p></draw:text-box><svg:title/><svg:desc/></draw:frame></draw:g><draw:g draw:name="Group 89" draw:id="id130"><svg:title/><svg:desc/><draw:frame draw:id="id118" draw:style-name="a112" draw:name="Text Box 90" svg:x="4.41467in" svg:y="-0.39773in" svg:width="0.69583in" svg:height="0.19444in" style:rel-width="scale" style:rel-height="scale"><draw:text-box><text:p text:style-name="P54">Sarcastic</text:p></draw:text-box><svg:title/><svg:desc/></draw:frame><draw:frame draw:id="id119" draw:style-name="a113" draw:name="Text Box 91" svg:x="3.7529in" svg:y="0.24443in" svg:width="0.78571in" svg:height="0.23194in" style:rel-width="scale" style:rel-height="scale"><draw:text-box><text:p text:style-name="P55">Non-Sarcastic</text:p></draw:text-box><svg:title/><svg:desc/></draw:frame><draw:frame draw:id="id120" draw:style-name="a114" draw:name="Text Box 92" svg:x="3.81173in" svg:y="-0.13792in" svg:width="0.69643in" svg:height="0.23214in" style:rel-width="scale" style:rel-height="scale"><draw:text-box><text:p text:style-name="P56">Sarcastic</text:p></draw:text-box><svg:title/><svg:desc/></draw:frame><draw:frame draw:id="id121" draw:style-name="a115" draw:name="Text Box 93" svg:x="3.80683in" svg:y="-0.04479in" svg:width="0.70476in" svg:height="0.23194in" style:rel-width="scale" style:rel-height="scale"><draw:text-box><text:p text:style-name="P57">(True Label)</text:p></draw:text-box><svg:title/><svg:desc/></draw:frame><draw:frame draw:id="id122" draw:style-name="a116" draw:name="Text Box 94" svg:x="3.87055in" svg:y="0.34737in" svg:width="0.61141in" svg:height="0.23194in" style:rel-width="scale" style:rel-height="scale"><draw:text-box><text:p text:style-name="P58">(True Label)</text:p></draw:text-box><svg:title/><svg:desc/></draw:frame><draw:frame draw:id="id123" draw:style-name="a117" draw:name="Text Box 95" svg:x="4.41467in" svg:y="-0.30949in" svg:width="0.69345in" svg:height="0.23194in" style:rel-width="scale" style:rel-height="scale"><draw:text-box><text:p text:style-name="P59">(Predicted Label)</text:p></draw:text-box><svg:title/><svg:desc/></draw:frame><draw:frame draw:id="id124" draw:style-name="a118" draw:name="Text Box 96" svg:x="5.06173in" svg:y="-0.39773in" svg:width="0.69583in" svg:height="0.19444in" style:rel-width="scale" style:rel-height="scale"><draw:text-box><text:p text:style-name="P60">Non-Sarcastic</text:p></draw:text-box><svg:title/><svg:desc/></draw:frame><draw:frame draw:id="id125" draw:style-name="a119" draw:name="Text Box 97" svg:x="5.03722in" svg:y="-0.30949in" svg:width="0.72351in" svg:height="0.23194in" style:rel-width="scale" style:rel-height="scale"><draw:text-box><text:p text:style-name="P61">(Predicted Label)</text:p></draw:text-box><svg:title/><svg:desc/></draw:frame><draw:frame draw:id="id126" draw:style-name="a120" draw:name="Text Box 98" svg:x="4.55192in" svg:y="-0.01538in" svg:width="0.46094in" svg:height="0.23214in" style:rel-width="scale" style:rel-height="scale"><draw:text-box><text:p text:style-name="P62">2456</text:p></draw:text-box><svg:title/><svg:desc/></draw:frame><draw:frame draw:id="id127" draw:style-name="a121" draw:name="Text Box 99" svg:x="5.15977in" svg:y="-0.02518in" svg:width="0.46094in" svg:height="0.23214in" style:rel-width="scale" style:rel-height="scale"><draw:text-box><text:p text:style-name="P63">2456</text:p></draw:text-box><svg:title/><svg:desc/></draw:frame><draw:frame draw:id="id128" draw:style-name="a122" draw:name="Text Box 100" svg:x="4.57643in" svg:y="0.39639in" svg:width="0.46042in" svg:height="0.23194in" style:rel-width="scale" style:rel-height="scale"><draw:text-box><text:p text:style-name="P64">2456</text:p></draw:text-box><svg:title/><svg:desc/></draw:frame><draw:frame draw:id="id129" draw:style-name="a123" draw:name="Text Box 101" svg:x="5.18428in" svg:y="0.38659in" svg:width="0.46094in" svg:height="0.23214in" style:rel-width="scale" style:rel-height="scale"><draw:text-box><text:p text:style-name="P65">2456</text:p></draw:text-box><svg:title/><svg:desc/></draw:frame></draw:g></draw:g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  <draw:marker draw:name="a16" svg:viewBox="0 0 20 30" svg:d="m10 0-10 30h20z"/>
    <draw:marker draw:name="a30" svg:viewBox="0 0 20 30" svg:d="m10 0-10 30h20z"/>
    <draw:marker draw:name="a5" svg:viewBox="0 0 20 30" svg:d="m10 0-10 30h20z"/>
    <draw:marker draw:name="a19" svg:viewBox="0 0 20 30" svg:d="m10 0-10 30h20z"/>
    <draw:marker draw:name="a25" svg:viewBox="0 0 20 30" svg:d="m10 0-10 30h20z"/>
    <draw:marker draw:name="a27" svg:viewBox="0 0 20 30" svg:d="m10 0-10 30h20z"/>
    <draw:marker draw:name="a41" svg:viewBox="0 0 20 30" svg:d="m10 0-10 30h20z"/>
    <draw:marker draw:name="a36" svg:viewBox="0 0 20 30" svg:d="m10 0-10 30h20z"/>
    <draw:marker draw:name="a38" svg:viewBox="0 0 20 30" svg:d="m10 0-10 30h20z"/>
    <draw:marker draw:name="a47" svg:viewBox="0 0 20 30" svg:d="m10 0-10 30h20z"/>
    <draw:marker draw:name="a49" svg:viewBox="0 0 20 30" svg:d="m10 0-10 30h20z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lie Hayward</meta:initial-creator>
    <dc:creator>Ellie Hayward</dc:creator>
    <meta:creation-date>2020-04-26T22:10:00Z</meta:creation-date>
    <dc:date>2020-04-27T14:28:00Z</dc:date>
    <meta:template xlink:href="Normal" xlink:type="simple"/>
    <meta:editing-cycles>5</meta:editing-cycles>
    <meta:editing-duration>PT16260S</meta:editing-duration>
    <meta:document-statistic meta:page-count="1" meta:paragraph-count="1" meta:word-count="4" meta:character-count="30" meta:row-count="1" meta:non-whitespace-character-count="27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over accent="true">
        <mml:mrow>
          <mml:mi>h</mml:mi>
        </mml:mrow>
        <mml:mo>→</mml:mo>
      </mml:mover>
    </mml:mrow>
    <mml:mrow>
      <mml:mi> </mml:mi>
    </mml:mrow>
  </mml:msub>
</mml:math>
</file>

<file path=Object 10/content.xml><?xml version="1.0" encoding="utf-8"?>
<mml:math xmlns:mml="http://www.w3.org/1998/Math/MathML" xmlns:m="http://schemas.openxmlformats.org/officeDocument/2006/math">
  <mml:msub>
    <mml:mrow>
      <mml:mover accent="true">
        <mml:mrow>
          <mml:mi>h</mml:mi>
        </mml:mrow>
        <mml:mo>→</mml:mo>
      </mml:mover>
    </mml:mrow>
    <mml:mrow>
      <mml:mi>t</mml:mi>
      <mml:mo>+</mml:mo>
      <mml:mn>1</mml:mn>
    </mml:mrow>
  </mml:msub>
</mml:math>
</file>

<file path=Object 11/content.xml><?xml version="1.0" encoding="utf-8"?>
<mml:math xmlns:mml="http://www.w3.org/1998/Math/MathML" xmlns:m="http://schemas.openxmlformats.org/officeDocument/2006/math">
  <mml:msub>
    <mml:mrow>
      <mml:mi>y</mml:mi>
    </mml:mrow>
    <mml:mrow>
      <mml:mi>t</mml:mi>
      <mml:mo>+</mml:mo>
      <mml:mn>1</mml:mn>
    </mml:mrow>
  </mml:msub>
</mml:math>
</file>

<file path=Object 12/content.xml><?xml version="1.0" encoding="utf-8"?>
<mml:math xmlns:mml="http://www.w3.org/1998/Math/MathML" xmlns:m="http://schemas.openxmlformats.org/officeDocument/2006/math">
  <mml:msub>
    <mml:mrow>
      <mml:mi>x</mml:mi>
    </mml:mrow>
    <mml:mrow>
      <mml:mi>t</mml:mi>
      <mml:mo>+</mml:mo>
      <mml:mn>1</mml:mn>
    </mml:mrow>
  </mml:msub>
</mml:math>
</file>

<file path=Object 2/content.xml><?xml version="1.0" encoding="utf-8"?>
<mml:math xmlns:mml="http://www.w3.org/1998/Math/MathML" xmlns:m="http://schemas.openxmlformats.org/officeDocument/2006/math">
  <mml:msub>
    <mml:mrow>
      <mml:mi>y</mml:mi>
    </mml:mrow>
    <mml:mrow>
      <mml:mi> </mml:mi>
    </mml:mrow>
  </mml:msub>
</mml:math>
</file>

<file path=Object 3/content.xml><?xml version="1.0" encoding="utf-8"?>
<mml:math xmlns:mml="http://www.w3.org/1998/Math/MathML" xmlns:m="http://schemas.openxmlformats.org/officeDocument/2006/math">
  <mml:mi>x</mml:mi>
</mml:math>
</file>

<file path=Object 4/content.xml><?xml version="1.0" encoding="utf-8"?>
<mml:math xmlns:mml="http://www.w3.org/1998/Math/MathML" xmlns:m="http://schemas.openxmlformats.org/officeDocument/2006/math">
  <mml:msub>
    <mml:mrow>
      <mml:mover accent="true">
        <mml:mrow>
          <mml:mi>h</mml:mi>
        </mml:mrow>
        <mml:mo>→</mml:mo>
      </mml:mover>
    </mml:mrow>
    <mml:mrow>
      <mml:mi>t</mml:mi>
      <mml:mo>-</mml:mo>
      <mml:mn>1</mml:mn>
    </mml:mrow>
  </mml:msub>
</mml:math>
</file>

<file path=Object 5/content.xml><?xml version="1.0" encoding="utf-8"?>
<mml:math xmlns:mml="http://www.w3.org/1998/Math/MathML" xmlns:m="http://schemas.openxmlformats.org/officeDocument/2006/math">
  <mml:msub>
    <mml:mrow>
      <mml:mi>y</mml:mi>
    </mml:mrow>
    <mml:mrow>
      <mml:mi>t</mml:mi>
      <mml:mo>-</mml:mo>
      <mml:mn>1</mml:mn>
    </mml:mrow>
  </mml:msub>
</mml:math>
</file>

<file path=Object 6/content.xml><?xml version="1.0" encoding="utf-8"?>
<mml:math xmlns:mml="http://www.w3.org/1998/Math/MathML" xmlns:m="http://schemas.openxmlformats.org/officeDocument/2006/math">
  <mml:msub>
    <mml:mrow>
      <mml:mi>x</mml:mi>
    </mml:mrow>
    <mml:mrow>
      <mml:mi>t</mml:mi>
      <mml:mo>-</mml:mo>
      <mml:mn>1</mml:mn>
    </mml:mrow>
  </mml:msub>
</mml:math>
</file>

<file path=Object 7/content.xml><?xml version="1.0" encoding="utf-8"?>
<mml:math xmlns:mml="http://www.w3.org/1998/Math/MathML" xmlns:m="http://schemas.openxmlformats.org/officeDocument/2006/math">
  <mml:msub>
    <mml:mrow>
      <mml:mover accent="true">
        <mml:mrow>
          <mml:mi>h</mml:mi>
        </mml:mrow>
        <mml:mo>→</mml:mo>
      </mml:mover>
    </mml:mrow>
    <mml:mrow>
      <mml:mi>t</mml:mi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y</mml:mi>
    </mml:mrow>
    <mml:mrow>
      <mml:mi>t</mml:mi>
    </mml:mrow>
  </mml:msub>
</mml:math>
</file>

<file path=Object 9/content.xml><?xml version="1.0" encoding="utf-8"?>
<mml:math xmlns:mml="http://www.w3.org/1998/Math/MathML" xmlns:m="http://schemas.openxmlformats.org/officeDocument/2006/math">
  <mml:msub>
    <mml:mrow>
      <mml:mi>x</mml:mi>
    </mml:mrow>
    <mml:mrow>
      <mml:mi>t</mml:mi>
    </mml:mrow>
  </mml:msub>
</mml:math>
</file>